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be6ba"/>
    </style:style>
    <style:style style:name="P2" style:family="paragraph" style:parent-style-name="Text_20_body">
      <style:text-properties officeooo:rsid="001be6ba" officeooo:paragraph-rsid="001be6ba"/>
    </style:style>
    <style:style style:name="P3" style:family="paragraph" style:parent-style-name="Text_20_body" style:list-style-name="L1">
      <style:text-properties officeooo:rsid="001be6ba" officeooo:paragraph-rsid="001be6ba"/>
    </style:style>
    <style:style style:name="P4" style:family="paragraph" style:parent-style-name="Text_20_body" style:list-style-name="L2">
      <style:text-properties officeooo:rsid="001be6ba" officeooo:paragraph-rsid="001be6ba"/>
    </style:style>
    <style:style style:name="P5" style:family="paragraph" style:parent-style-name="Text_20_body" style:list-style-name="L2">
      <style:text-properties officeooo:rsid="001cd60d" officeooo:paragraph-rsid="001cd60d"/>
    </style:style>
    <style:style style:name="P6" style:family="paragraph" style:parent-style-name="Text_20_body" style:list-style-name="L2">
      <style:text-properties officeooo:rsid="001e6b03" officeooo:paragraph-rsid="001e6b03"/>
    </style:style>
    <style:style style:name="T1" style:family="text">
      <style:text-properties officeooo:rsid="001be6ba"/>
    </style:style>
    <style:style style:name="T2" style:family="text">
      <style:text-properties officeooo:rsid="001cd60d"/>
    </style:style>
    <style:style style:name="T3" style:family="text">
      <style:text-properties style:text-position="sub 58%" officeooo:rsid="001cd6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UDABEST: CUDA Bispectrum Estimator</text:span></text:p>
      <text:p text:style-name="P1"><text:span text:style-name="T1">This software will measure the bispectrum monopole and quadrupole given a list of galaxies and a list of randoms points, along with the position to assign to a corner of the cube or rectangular prism used to bin the galaxies and randoms. To achieve this estimate as quickly as possible, most of the work will be done on the GPU.</text:span></text:p>
      <text:p text:style-name="P2">Outline:</text:p>
      <text:list xml:id="list1957597405" text:style-name="L1">
        <text:list-item>
          <text:p text:style-name="P3">Initializer</text:p>
        </text:list-item>
      </text:list>
      <text:list xml:id="list4207655033" text:style-name="L2">
        <text:list-item>
          <text:list>
            <text:list-item>
              <text:p text:style-name="P4">Create three arrays to use for binning and transforming purposes.</text:p>
              <text:list>
                <text:list-item>
                  <text:p text:style-name="P4">Array 1: Bin the galaxies here, then subtract the randoms to get F(r). <text:span text:style-name="T2">After the calculation of A2(k) is finished, this array will be transformed to get A</text:span><text:span text:style-name="T3">0</text:span><text:span text:style-name="T2">(k), i.e. F(k).</text:span></text:p>
                </text:list-item>
                <text:list-item>
                  <text:p text:style-name="P4">Array 2: This is “scratch” space that will be used repeatedly. First use it to bin the randoms. After those are subtracted from the galaxies to get F(r), <text:span text:style-name="T2">use it to calculate the B</text:span><text:span text:style-name="T3">ij</text:span><text:span text:style-name="T2">(r) components, transform them, and then add to Array 3 which will become A</text:span><text:span text:style-name="T3">2</text:span><text:span text:style-name="T2">(k).</text:span></text:p>
                </text:list-item>
                <text:list-item>
                  <text:p text:style-name="P5">Array 3: This array will just be used to sum the transforms of Array 2.</text:p>
                </text:list-item>
              </text:list>
            </text:list-item>
            <text:list-item>
              <text:p text:style-name="P5">Create storage on the GPU for a list of the frequency vectors needed for the range of interest</text:p>
              <text:list>
                <text:list-item>
                  <text:p text:style-name="P5">Make the array of type int4(?) to store the integer multiples of the fundamental frequency in each direction and the flattened array index in Array 1 &amp; 3 associated with that frequency vector.</text:p>
                </text:list-item>
                <text:list-item>
                  <text:p text:style-name="P5">Do the calculation on the CPU(?) using a vector with push_back then allocate the space on the GPU.</text:p>
                </text:list-item>
              </text:list>
            </text:list-item>
          </text:list>
        </text:list-item>
        <text:list-item>
          <text:p text:style-name="P6">Calculate</text:p>
          <text:list>
            <text:list-item>
              <text:p text:style-name="P6">Public member function that takes a vector of galaxies and a vector of randoms. It will create device pointers to store them, call the GPU kernels to compute monopole and quadrupole, copy back the information to the CPU side and then return the measureme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ibri" fo:font-family="Calibri" style:font-family-generic="swiss"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8T10:39:36.928348389</dc:date>
    <meta:editing-duration>PT49M48S</meta:editing-duration>
    <meta:editing-cycles>3</meta:editing-cycles>
    <meta:generator>LibreOffice/6.0.7.3.0$Linux_X86_64 LibreOffice_project/00$Build-3</meta:generator>
    <meta:document-statistic meta:table-count="0" meta:image-count="0" meta:object-count="0" meta:page-count="1" meta:paragraph-count="13" meta:word-count="292" meta:character-count="1612" meta:non-whitespace-character-count="1343"/>
  </office:meta>
</office:document-meta>
</file>